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Liberation Sans"/>
    </style:style>
    <style:style style:name="P2" style:family="paragraph" style:parent-style-name="Standard">
      <style:text-properties style:font-name="Liberation Sans"/>
    </style:style>
    <style:style style:name="P3" style:family="paragraph" style:parent-style-name="Standard">
      <style:text-properties style:font-name="Liberation Sans" fo:font-size="18pt" fo:font-weight="bold" officeooo:paragraph-rsid="00116536" style:font-size-asian="18pt" style:font-weight-asian="bold" style:font-size-complex="18pt" style:font-weight-complex="bold"/>
    </style:style>
    <style:style style:name="P4" style:family="paragraph" style:parent-style-name="Standard">
      <style:text-properties style:font-name="Liberation Sans" fo:font-weight="bold" style:font-weight-asian="bold" style:font-weight-complex="bold"/>
    </style:style>
    <style:style style:name="P5" style:family="paragraph" style:parent-style-name="Standard">
      <style:text-properties style:font-name="Liberation Sans" fo:font-size="15pt" fo:font-weight="bold" officeooo:rsid="001333a1" officeooo:paragraph-rsid="001333a1" style:font-size-asian="15pt" style:font-weight-asian="bold" style:font-size-complex="15pt" style:font-weight-complex="bold"/>
    </style:style>
    <style:style style:name="P6" style:family="paragraph" style:parent-style-name="Standard">
      <style:text-properties style:font-name="Liberation Sans" fo:font-size="12pt" fo:font-weight="normal" officeooo:rsid="001333a1" officeooo:paragraph-rsid="001333a1" style:font-size-asian="12pt" style:font-weight-asian="normal" style:font-size-complex="12pt" style:font-weight-complex="normal"/>
    </style:style>
    <style:style style:name="P7" style:family="paragraph" style:parent-style-name="Standard">
      <style:text-properties style:font-name="Liberation Sans" fo:font-size="12pt" fo:font-weight="bold" officeooo:rsid="001333a1" officeooo:paragraph-rsid="001333a1" style:font-size-asian="12pt" style:font-weight-asian="bold" style:font-size-complex="12pt"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T1" style:family="text">
      <style:text-properties style:font-name="Liberation San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Information Gain</text:p>
      <text:p text:style-name="P4">Information Gain before split<text:tab/>-<text:tab/>0.964079</text:p>
      <text:p text:style-name="P2">Feature<text:tab/>Category<text:tab/>Information Gain</text:p>
      <text:p text:style-name="P2">Heme?<text:tab/>Structure<text:tab/>0.964079</text:p>
      <text:p text:style-name="P2">Flavin?<text:tab/>Structure<text:tab/>0.062651</text:p>
      <text:p text:style-name="P2">FeS?<text:tab/>Structure<text:tab/>0.041668</text:p>
      <text:p text:style-name="P2">Constr. Access?<text:tab/>Structure<text:tab/>0.389362</text:p>
      <text:p text:style-name="P2">Subst &gt; Site?<text:tab/>Structure<text:tab/>0.038754</text:p>
      <text:p text:style-name="P2">Redox?<text:tab/>Theoretical<text:tab/>0.799234</text:p>
      <text:p text:style-name="P2">Exergonic?<text:tab/>Theoretical<text:tab/>0.000000</text:p>
      <text:p text:style-name="P2">O₂ Need?<text:tab/>Experimental<text:tab/>0.964079</text:p>
      <text:p text:style-name="P2">DRS?<text:tab/>Experimental<text:tab/>0.964079</text:p>
      <text:p text:style-name="P2">Reversible?<text:tab/>Experimental<text:tab/>0.964079</text:p>
      <text:p text:style-name="P2">Substrate Selectivity<text:tab/>Experimental<text:tab/>0.964079</text:p>
      <text:p text:style-name="P2">Product Specificity<text:tab/>Experimental<text:tab/>0.964079</text:p>
      <text:p text:style-name="P2">Modulator Diversity<text:tab/>Experimental<text:tab/>0.801056</text:p>
      <text:p text:style-name="P2">Non-Integral Stoich?<text:tab/>Experimental<text:tab/>0.964079</text:p>
      <text:p text:style-name="P2">Variable Stoich?<text:tab/>Experimental<text:tab/>0.964079</text:p>
      <text:p text:style-name="P2">Unusual Kinetics (KM&lt;Kd; KIE)<text:tab/>Experimental<text:tab/>0.964079</text:p>
      <text:p text:style-name="P2">kcat &gt; Diffusion?<text:tab/>Experimental<text:tab/>0.799234</text:p>
      <text:p text:style-name="P2">Atypical Substrate Dep.?<text:tab/>Experimental<text:tab/>0.964079</text:p>
      <text:p text:style-name="P2">Bulk Phase Dep.?<text:tab/>Experimental<text:tab/>0.964079</text:p>
      <text:p text:style-name="P2">Temp Dep.?<text:tab/>Experimental<text:tab/>0.964079</text:p>
      <text:p text:style-name="P2"/>
      <text:p text:style-name="P2"/>
      <text:p text:style-name="P2">--------------------------------------------------------------------------------</text:p>
      <text:p text:style-name="P4">Interpretation of Information Gain Analysis</text:p>
      <text:p text:style-name="P2">To identify the most informative features for classifying the enzyme data, we computed the Information Gain (IG) for each feature with respect to the class labels. Information Gain measures the reduction in entropy (uncertainty) of the class labels when a particular feature is used to split the data. A higher IG indicates that the feature provides more discriminative power.</text:p>
      <text:p text:style-name="P2"/>
      <text:p text:style-name="P2">The overall entropy of the dataset before any split was 0.9641, reflecting the baseline uncertainty in the classification task.</text:p>
      <text:p text:style-name="P2"/>
      <text:p text:style-name="P2">Several features, particularly in the Experimental category, achieved the maximum possible information gain of 0.9641, which is equal to the initial entropy. These features include:</text:p>
      <text:p text:style-name="P2"/>
      <text:p text:style-name="P2">O₂ Need?</text:p>
      <text:p text:style-name="P2"/>
      <text:p text:style-name="P2">DRS?</text:p>
      <text:p text:style-name="P2"/>
      <text:p text:style-name="P2">Reversible?</text:p>
      <text:p text:style-name="P2"/>
      <text:p text:style-name="P2">Substrate Selectivity</text:p>
      <text:p text:style-name="P2"/>
      <text:p text:style-name="P2">Product Specificity</text:p>
      <text:p text:style-name="P2"/>
      <text:p text:style-name="P2">Non-Integral Stoich?</text:p>
      <text:p text:style-name="P2"><text:soft-page-break/></text:p>
      <text:p text:style-name="P2">Variable Stoich?</text:p>
      <text:p text:style-name="P2"/>
      <text:p text:style-name="P2">Unusual Kinetics (KM&lt;Kd; KIE)</text:p>
      <text:p text:style-name="P2"/>
      <text:p text:style-name="P2">Atypical Substrate Dep.?</text:p>
      <text:p text:style-name="P2"/>
      <text:p text:style-name="P2">Bulk Phase Dep.?</text:p>
      <text:p text:style-name="P2"/>
      <text:p text:style-name="P2">Temp Dep.?</text:p>
      <text:p text:style-name="P2"/>
      <text:p text:style-name="P2">This indicates that these features are perfectly informative and fully resolve the class labels when used individually.</text:p>
      <text:p text:style-name="P2"/>
      <text:p text:style-name="P2">In contrast, features such as Flavin? (IG = 0.0627), FeS? (IG = 0.0417), and Subst &gt; Site? (IG = 0.0388) showed much lower information gain, suggesting they contribute less to class discrimination when used alone.</text:p>
      <text:p text:style-name="P2"/>
      <text:p text:style-name="P2">Theoretical features like Redox? also demonstrated high predictive power (IG = 0.7992), whereas Exergonic? had no contribution (IG = 0.0000), implying that this feature is uninformative for the classification task.</text:p>
      <text:p text:style-name="P2"/>
      <text:p text:style-name="P2">These results indicate that the Experimental features are the most informative, followed by select Theoretical and Structural features. This analysis can guide feature selection for downstream machine learning models, reducing dimensionality and improving interpretability.</text:p>
      <text:p text:style-name="P2"/>
      <text:p text:style-name="P2"/>
      <text:p text:style-name="P2">--------------------------------------------------------------------------------------------------------------</text:p>
      <text:p text:style-name="P2"/>
      <text:p text:style-name="P5">Classification result:</text:p>
      <text:p text:style-name="P5">===================</text:p>
      <text:p text:style-name="P7">Category: Structure</text:p>
      <text:p text:style-name="P6">Average Accuracy over 20 splits: 0.9667</text:p>
      <text:p text:style-name="P6">Per Split Accuracy:</text:p>
      <text:p text:style-name="P6"><text:s text:c="2"/>Split 1: Accuracy = 1.0000</text:p>
      <text:p text:style-name="P6"><text:s text:c="2"/>Split 2: Accuracy = 0.9333</text:p>
      <text:p text:style-name="P6"><text:s text:c="2"/>Split 3: Accuracy = 1.0000</text:p>
      <text:p text:style-name="P6"><text:s text:c="2"/>Split 4: Accuracy = 0.9333</text:p>
      <text:p text:style-name="P6"><text:s text:c="2"/>Split 5: Accuracy = 1.0000</text:p>
      <text:p text:style-name="P6"><text:s text:c="2"/>Split 6: Accuracy = 0.9333</text:p>
      <text:p text:style-name="P6"><text:s text:c="2"/>Split 7: Accuracy = 1.0000</text:p>
      <text:p text:style-name="P6"><text:s text:c="2"/>Split 8: Accuracy = 1.0000</text:p>
      <text:p text:style-name="P6"><text:s text:c="2"/>Split 9: Accuracy = 0.9333</text:p>
      <text:p text:style-name="P6"><text:s text:c="2"/>Split 10: Accuracy = 0.9333</text:p>
      <text:p text:style-name="P6"><text:s text:c="2"/>Split 11: Accuracy = 0.9333</text:p>
      <text:p text:style-name="P6"><text:s text:c="2"/>Split 12: Accuracy = 1.0000</text:p>
      <text:p text:style-name="P6"><text:s text:c="2"/>Split 13: Accuracy = 1.0000</text:p>
      <text:p text:style-name="P6"><text:s text:c="2"/>Split 14: Accuracy = 0.9333</text:p>
      <text:p text:style-name="P6"><text:s text:c="2"/>Split 15: Accuracy = 1.0000</text:p>
      <text:p text:style-name="P6"><text:s text:c="2"/>Split 16: Accuracy = 0.9333</text:p>
      <text:p text:style-name="P6"><text:s text:c="2"/>Split 17: Accuracy = 0.9333</text:p>
      <text:p text:style-name="P6"><text:soft-page-break/><text:s text:c="2"/>Split 18: Accuracy = 0.9333</text:p>
      <text:p text:style-name="P6"><text:s text:c="2"/>Split 19: Accuracy = 1.0000</text:p>
      <text:p text:style-name="P6"><text:s text:c="2"/>Split 20: Accuracy = 1.0000</text:p>
      <text:p text:style-name="P6">Average Feature Importances:</text:p>
      <text:p text:style-name="P6"><text:s text:c="2"/>Heme?: 0.910649</text:p>
      <text:p text:style-name="P6"><text:s text:c="2"/>Flavin?: 0.089351</text:p>
      <text:p text:style-name="P6"><text:s text:c="2"/>FeS?: 0.000000</text:p>
      <text:p text:style-name="P6"><text:s text:c="2"/>Constr. Access?: 0.000000</text:p>
      <text:p text:style-name="P6"><text:s text:c="2"/>Subst &gt; Site?: 0.000000</text:p>
      <text:p text:style-name="P6">============================================================</text:p>
      <text:p text:style-name="P7">Category: Theoretical</text:p>
      <text:p text:style-name="P6">Average Accuracy over 20 splits: 0.9700</text:p>
      <text:p text:style-name="P6">Per Split Accuracy:</text:p>
      <text:p text:style-name="P6"><text:s text:c="2"/>Split 1: Accuracy = 1.0000</text:p>
      <text:p text:style-name="P6"><text:s text:c="2"/>Split 2: Accuracy = 1.0000</text:p>
      <text:p text:style-name="P6"><text:s text:c="2"/>Split 3: Accuracy = 0.9333</text:p>
      <text:p text:style-name="P6"><text:s text:c="2"/>Split 4: Accuracy = 0.9333</text:p>
      <text:p text:style-name="P6"><text:s text:c="2"/>Split 5: Accuracy = 1.0000</text:p>
      <text:p text:style-name="P6"><text:s text:c="2"/>Split 6: Accuracy = 1.0000</text:p>
      <text:p text:style-name="P6"><text:s text:c="2"/>Split 7: Accuracy = 1.0000</text:p>
      <text:p text:style-name="P6"><text:s text:c="2"/>Split 8: Accuracy = 0.9333</text:p>
      <text:p text:style-name="P6"><text:s text:c="2"/>Split 9: Accuracy = 0.9333</text:p>
      <text:p text:style-name="P6"><text:s text:c="2"/>Split 10: Accuracy = 1.0000</text:p>
      <text:p text:style-name="P6"><text:s text:c="2"/>Split 11: Accuracy = 0.9333</text:p>
      <text:p text:style-name="P6"><text:s text:c="2"/>Split 12: Accuracy = 1.0000</text:p>
      <text:p text:style-name="P6"><text:s text:c="2"/>Split 13: Accuracy = 0.9333</text:p>
      <text:p text:style-name="P6"><text:s text:c="2"/>Split 14: Accuracy = 0.9333</text:p>
      <text:p text:style-name="P6"><text:s text:c="2"/>Split 15: Accuracy = 0.9333</text:p>
      <text:p text:style-name="P6"><text:s text:c="2"/>Split 16: Accuracy = 0.9333</text:p>
      <text:p text:style-name="P6"><text:s text:c="2"/>Split 17: Accuracy = 1.0000</text:p>
      <text:p text:style-name="P6"><text:s text:c="2"/>Split 18: Accuracy = 1.0000</text:p>
      <text:p text:style-name="P6"><text:s text:c="2"/>Split 19: Accuracy = 1.0000</text:p>
      <text:p text:style-name="P6"><text:s text:c="2"/>Split 20: Accuracy = 1.0000</text:p>
      <text:p text:style-name="P6">Average Feature Importances:</text:p>
      <text:p text:style-name="P6"><text:s text:c="2"/>Redox?: 1.000000</text:p>
      <text:p text:style-name="P6"><text:s text:c="2"/>Exergonic?: 0.000000</text:p>
      <text:p text:style-name="P6">============================================================</text:p>
      <text:p text:style-name="P7">Category: Experimental</text:p>
      <text:p text:style-name="P6">Average Accuracy over 20 splits: 1.0000</text:p>
      <text:p text:style-name="P6">Per Split Accuracy:</text:p>
      <text:p text:style-name="P6"><text:s text:c="2"/>Split 1: Accuracy = 1.0000</text:p>
      <text:p text:style-name="P6"><text:s text:c="2"/>Split 2: Accuracy = 1.0000</text:p>
      <text:p text:style-name="P6"><text:s text:c="2"/>Split 3: Accuracy = 1.0000</text:p>
      <text:p text:style-name="P6"><text:s text:c="2"/>Split 4: Accuracy = 1.0000</text:p>
      <text:p text:style-name="P6"><text:s text:c="2"/>Split 5: Accuracy = 1.0000</text:p>
      <text:p text:style-name="P6"><text:s text:c="2"/>Split 6: Accuracy = 1.0000</text:p>
      <text:p text:style-name="P6"><text:s text:c="2"/>Split 7: Accuracy = 1.0000</text:p>
      <text:p text:style-name="P6"><text:s text:c="2"/>Split 8: Accuracy = 1.0000</text:p>
      <text:p text:style-name="P6"><text:s text:c="2"/>Split 9: Accuracy = 1.0000</text:p>
      <text:p text:style-name="P6"><text:s text:c="2"/>Split 10: Accuracy = 1.0000</text:p>
      <text:p text:style-name="P6"><text:s text:c="2"/>Split 11: Accuracy = 1.0000</text:p>
      <text:p text:style-name="P6"><text:s text:c="2"/>Split 12: Accuracy = 1.0000</text:p>
      <text:p text:style-name="P6"><text:soft-page-break/><text:s text:c="2"/>Split 13: Accuracy = 1.0000</text:p>
      <text:p text:style-name="P6"><text:s text:c="2"/>Split 14: Accuracy = 1.0000</text:p>
      <text:p text:style-name="P6"><text:s text:c="2"/>Split 15: Accuracy = 1.0000</text:p>
      <text:p text:style-name="P6"><text:s text:c="2"/>Split 16: Accuracy = 1.0000</text:p>
      <text:p text:style-name="P6"><text:s text:c="2"/>Split 17: Accuracy = 1.0000</text:p>
      <text:p text:style-name="P6"><text:s text:c="2"/>Split 18: Accuracy = 1.0000</text:p>
      <text:p text:style-name="P6"><text:s text:c="2"/>Split 19: Accuracy = 1.0000</text:p>
      <text:p text:style-name="P6"><text:s text:c="2"/>Split 20: Accuracy = 1.0000</text:p>
      <text:p text:style-name="P6">Average Feature Importances:</text:p>
      <text:p text:style-name="P6"><text:s text:c="2"/>O₂ Need?: 0.000000</text:p>
      <text:p text:style-name="P6"><text:s text:c="2"/>DRS?: 0.000000</text:p>
      <text:p text:style-name="P6"><text:s text:c="2"/>Reversible?: 0.000000</text:p>
      <text:p text:style-name="P6"><text:s text:c="2"/>Substrate Selectivity: 1.000000</text:p>
      <text:p text:style-name="P6"><text:s text:c="2"/>Product Specificity: 0.000000</text:p>
      <text:p text:style-name="P6"><text:s text:c="2"/>Modulator Diversity: 0.000000</text:p>
      <text:p text:style-name="P6"><text:s text:c="2"/>Non-Integral Stoich?: 0.000000</text:p>
      <text:p text:style-name="P6"><text:s text:c="2"/>Variable Stoich?: 0.000000</text:p>
      <text:p text:style-name="P6"><text:s text:c="2"/>Unusual Kinetics (KM&lt;Kd; KIE): 0.000000</text:p>
      <text:p text:style-name="P6"><text:s text:c="2"/>kcat &gt; Diffusion?: 0.000000</text:p>
      <text:p text:style-name="P6"><text:s text:c="2"/>Atypical Substrate Dep.?: 0.000000</text:p>
      <text:p text:style-name="P6"><text:s text:c="2"/>Bulk Phase Dep.?: 0.000000</text:p>
      <text:p text:style-name="P6"><text:s text:c="2"/>Temp Dep.?: 0.000000</text:p>
      <text:p text:style-name="P6">============================================================</text:p>
      <text:p text:style-name="P2"/>
      <text:p text:style-name="P2"/>
      <text:h text:style-name="Heading_20_3" text:outline-level="3"><text:span text:style-name="Strong_20_Emphasis"><text:span text:style-name="T1">Interpretation of Decision Tree Classification Results</text:span></text:span></text:h>
      <text:p text:style-name="Text_20_body"><text:span text:style-name="T1">To evaluate the predictive significance of various biochemical feature categories in distinguishing </text:span><text:span text:style-name="Strong_20_Emphasis"><text:span text:style-name="T1">murburn-type</text:span></text:span><text:span text:style-name="T1"> and </text:span><text:span text:style-name="Strong_20_Emphasis"><text:span text:style-name="T1">classical-type</text:span></text:span><text:span text:style-name="T1"> enzymatic systems, decision tree classifiers were trained using category-wise features from the dataset. The data comprised categorical and numerical features divided into three domains: </text:span><text:span text:style-name="Strong_20_Emphasis"><text:span text:style-name="T1">Structure</text:span></text:span><text:span text:style-name="T1">, </text:span><text:span text:style-name="Strong_20_Emphasis"><text:span text:style-name="T1">Theoretical</text:span></text:span><text:span text:style-name="T1">, and </text:span><text:span text:style-name="Strong_20_Emphasis"><text:span text:style-name="T1">Experimental</text:span></text:span><text:span text:style-name="T1">. Each model was evaluated using 20 randomized train-test splits (60% training, 40% testing), and average classification accuracy and feature importance scores were recorded.</text:span></text:p>
      <text:p text:style-name="P1"/>
      <text:h text:style-name="Heading_20_4" text:outline-level="4"><text:span text:style-name="Strong_20_Emphasis"><text:span text:style-name="T1">1. Experimental Features</text:span></text:span></text:h>
      <text:list xml:id="list172468739" text:style-name="L1">
        <text:list-item>
          <text:p text:style-name="P8"><text:span text:style-name="Strong_20_Emphasis"><text:span text:style-name="T1">Average Accuracy</text:span></text:span><text:span text:style-name="T1">: </text:span><text:span text:style-name="Strong_20_Emphasis"><text:span text:style-name="T1">1.0000</text:span></text:span></text:p>
        </text:list-item>
        <text:list-item>
          <text:p text:style-name="P8"><text:span text:style-name="Strong_20_Emphasis"><text:span text:style-name="T1">Per-Split Accuracy</text:span></text:span><text:span text:style-name="T1">: 100% across all 20 train-test splits.</text:span></text:p>
        </text:list-item>
        <text:list-item>
          <text:p text:style-name="P8"><text:span text:style-name="Strong_20_Emphasis"><text:span text:style-name="T1">Most Influential Feature</text:span></text:span><text:span text:style-name="T1">:</text:span></text:p>
          <text:list>
            <text:list-item>
              <text:p text:style-name="P8"><text:span text:style-name="Source_20_Text"><text:span text:style-name="T1">Substrate Selectivity</text:span></text:span><text:span text:style-name="T1"> (importance = </text:span><text:span text:style-name="Strong_20_Emphasis"><text:span text:style-name="T1">1.0000</text:span></text:span><text:span text:style-name="T1">)</text:span></text:p>
            </text:list-item>
          </text:list>
        </text:list-item>
        <text:list-item>
          <text:p text:style-name="P8"><text:span text:style-name="Strong_20_Emphasis"><text:span text:style-name="T1">Other Features</text:span></text:span><text:span text:style-name="T1">: All others contributed </text:span><text:span text:style-name="Strong_20_Emphasis"><text:span text:style-name="T1">zero importance</text:span></text:span><text:span text:style-name="T1">.</text:span></text:p>
        </text:list-item>
      </text:list>
      <text:p text:style-name="Text_20_body"><text:span text:style-name="T1">🔸 </text:span><text:span text:style-name="Strong_20_Emphasis"><text:span text:style-name="T1">Interpretation</text:span></text:span><text:span text:style-name="T1">:<text:line-break/>The experimental features yielded perfect classification performance, indicating that characteristics like substrate specificity alone are </text:span><text:span text:style-name="Strong_20_Emphasis"><text:span text:style-name="T1">sufficient and highly discriminative</text:span></text:span><text:span text:style-name="T1"> to distinguish between murburn and classical systems. The dominance of a </text:span><text:span text:style-name="Strong_20_Emphasis"><text:span text:style-name="T1">single </text:span></text:span><text:soft-page-break/><text:span text:style-name="Strong_20_Emphasis"><text:span text:style-name="T1">experimental variable</text:span></text:span><text:span text:style-name="T1"> (Substrate Selectivity) suggests a highly deterministic relationship in the decision-making process.</text:span></text:p>
      <text:p text:style-name="P1"/>
      <text:h text:style-name="Heading_20_4" text:outline-level="4"><text:span text:style-name="Strong_20_Emphasis"><text:span text:style-name="T1">2. Theoretical Features</text:span></text:span></text:h>
      <text:list xml:id="list1539274075" text:style-name="L2">
        <text:list-item>
          <text:p text:style-name="P9"><text:span text:style-name="Strong_20_Emphasis"><text:span text:style-name="T1">Average Accuracy</text:span></text:span><text:span text:style-name="T1">: </text:span><text:span text:style-name="Strong_20_Emphasis"><text:span text:style-name="T1">0.9700</text:span></text:span></text:p>
        </text:list-item>
        <text:list-item>
          <text:p text:style-name="P9"><text:span text:style-name="Strong_20_Emphasis"><text:span text:style-name="T1">Accuracy Range</text:span></text:span><text:span text:style-name="T1">: 93.33% to 100% across splits.</text:span></text:p>
        </text:list-item>
        <text:list-item>
          <text:p text:style-name="P9"><text:span text:style-name="Strong_20_Emphasis"><text:span text:style-name="T1">Most Influential Feature</text:span></text:span><text:span text:style-name="T1">:</text:span></text:p>
          <text:list>
            <text:list-item>
              <text:p text:style-name="P9"><text:span text:style-name="Source_20_Text"><text:span text:style-name="T1">Redox?</text:span></text:span><text:span text:style-name="T1"> (importance = </text:span><text:span text:style-name="Strong_20_Emphasis"><text:span text:style-name="T1">1.0000</text:span></text:span><text:span text:style-name="T1">)</text:span></text:p>
            </text:list-item>
          </text:list>
        </text:list-item>
        <text:list-item>
          <text:p text:style-name="P9"><text:span text:style-name="Source_20_Text"><text:span text:style-name="T1">Exergonic?</text:span></text:span><text:span text:style-name="T1"> contributed </text:span><text:span text:style-name="Strong_20_Emphasis"><text:span text:style-name="T1">no measurable importance</text:span></text:span><text:span text:style-name="T1">.</text:span></text:p>
        </text:list-item>
      </text:list>
      <text:p text:style-name="Text_20_body"><text:span text:style-name="T1">🔸 </text:span><text:span text:style-name="Strong_20_Emphasis"><text:span text:style-name="T1">Interpretation</text:span></text:span><text:span text:style-name="T1">:<text:line-break/>Theoretical principles also demonstrated strong discriminative power, especially the redox behavior of reactions. The binary outcome determined solely by the </text:span><text:span text:style-name="Source_20_Text"><text:span text:style-name="T1">Redox?</text:span></text:span><text:span text:style-name="T1"> feature reinforces its mechanistic relevance in classifying enzymatic reaction types. The </text:span><text:span text:style-name="Strong_20_Emphasis"><text:span text:style-name="T1">exclusion of the Exergonicity</text:span></text:span><text:span text:style-name="T1"> feature (importance = 0) may indicate its lack of variability or irrelevance in this context.</text:span></text:p>
      <text:p text:style-name="P1"/>
      <text:h text:style-name="Heading_20_4" text:outline-level="4"><text:span text:style-name="T1"><text:s/></text:span><text:span text:style-name="Strong_20_Emphasis"><text:span text:style-name="T1">3. Structure Features</text:span></text:span></text:h>
      <text:list xml:id="list291705295" text:style-name="L3">
        <text:list-item>
          <text:p text:style-name="P10"><text:span text:style-name="Strong_20_Emphasis"><text:span text:style-name="T1">Average Accuracy</text:span></text:span><text:span text:style-name="T1">: </text:span><text:span text:style-name="Strong_20_Emphasis"><text:span text:style-name="T1">0.9667</text:span></text:span></text:p>
        </text:list-item>
        <text:list-item>
          <text:p text:style-name="P10"><text:span text:style-name="Strong_20_Emphasis"><text:span text:style-name="T1">Accuracy Range</text:span></text:span><text:span text:style-name="T1">: 93.33% to 100% across splits.</text:span></text:p>
        </text:list-item>
        <text:list-item>
          <text:p text:style-name="P10"><text:span text:style-name="Strong_20_Emphasis"><text:span text:style-name="T1">Most Influential Feature</text:span></text:span><text:span text:style-name="T1">:</text:span></text:p>
          <text:list>
            <text:list-item>
              <text:p text:style-name="P10"><text:span text:style-name="Source_20_Text"><text:span text:style-name="T1">Heme?</text:span></text:span><text:span text:style-name="T1"> (importance = </text:span><text:span text:style-name="Strong_20_Emphasis"><text:span text:style-name="T1">0.9106</text:span></text:span><text:span text:style-name="T1">)</text:span></text:p>
            </text:list-item>
            <text:list-item>
              <text:p text:style-name="P10"><text:span text:style-name="Source_20_Text"><text:span text:style-name="T1">Flavin?</text:span></text:span><text:span text:style-name="T1"> had marginal importance (</text:span><text:span text:style-name="Strong_20_Emphasis"><text:span text:style-name="T1">0.0893</text:span></text:span><text:span text:style-name="T1">), others were negligible or zero.</text:span></text:p>
            </text:list-item>
          </text:list>
        </text:list-item>
      </text:list>
      <text:p text:style-name="Text_20_body"><text:span text:style-name="T1">🔸 </text:span><text:span text:style-name="Strong_20_Emphasis"><text:span text:style-name="T1">Interpretation</text:span></text:span><text:span text:style-name="T1">:<text:line-break/>Structural features were also predictive, though slightly less so than experimental or theoretical variables. The dominance of </text:span><text:span text:style-name="Source_20_Text"><text:span text:style-name="T1">Heme?</text:span></text:span><text:span text:style-name="T1"> as a key feature highlights the importance of cofactor presence in determining the nature of the enzymatic system. The lack of contribution from other structure-related features suggests that </text:span><text:span text:style-name="Strong_20_Emphasis"><text:span text:style-name="T1">not all structural elements are equally informative</text:span></text:span><text:span text:style-name="T1">, and classification largely hinges on the presence/absence of heme groups.</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04:21:28.457059127</meta:creation-date>
    <dc:date>2025-05-20T04:28:06.231741755</dc:date>
    <meta:editing-duration>PT6M38S</meta:editing-duration>
    <meta:editing-cycles>2</meta:editing-cycles>
    <meta:generator>LibreOffice/7.3.7.2$Linux_X86_64 LibreOffice_project/30$Build-2</meta:generator>
    <meta:document-statistic meta:table-count="0" meta:image-count="0" meta:object-count="0" meta:page-count="5" meta:paragraph-count="164" meta:word-count="1086" meta:character-count="7968" meta:non-whitespace-character-count="6903"/>
  </office:meta>
</office:document-meta>
</file>